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27e30" officeooo:paragraph-rsid="00127e30" style:font-size-asian="12.25pt" style:font-size-complex="14pt"/>
    </style:style>
    <style:style style:name="P2" style:family="paragraph" style:parent-style-name="Standard">
      <style:paragraph-properties fo:text-align="start" style:justify-single-word="false"/>
      <style:text-properties fo:font-size="14pt" officeooo:rsid="00127e30" officeooo:paragraph-rsid="00127e30" style:font-size-asian="12.25pt" style:font-size-complex="14pt"/>
    </style:style>
    <style:style style:name="P3" style:family="paragraph" style:parent-style-name="Standard">
      <style:paragraph-properties fo:text-align="start" style:justify-single-word="false"/>
      <style:text-properties fo:font-size="14pt" officeooo:rsid="00127e30" officeooo:paragraph-rsid="0017510a" style:font-size-asian="12.25pt" style:font-size-complex="14pt"/>
    </style:style>
    <style:style style:name="P4" style:family="paragraph" style:parent-style-name="Standard">
      <style:paragraph-properties fo:text-align="center" style:justify-single-word="false"/>
      <style:text-properties fo:font-size="14pt" officeooo:rsid="00147872" officeooo:paragraph-rsid="00147872" style:font-size-asian="12.25pt" style:font-size-complex="14pt"/>
    </style:style>
    <style:style style:name="P5" style:family="paragraph" style:parent-style-name="Standard">
      <style:paragraph-properties fo:text-align="center" style:justify-single-word="false"/>
      <style:text-properties fo:font-size="14pt" officeooo:rsid="0017510a" officeooo:paragraph-rsid="0017510a" style:font-size-asian="12.25pt" style:font-size-complex="14pt"/>
    </style:style>
    <style:style style:name="P6" style:family="paragraph" style:parent-style-name="Standard">
      <style:paragraph-properties fo:text-align="start" style:justify-single-word="false"/>
      <style:text-properties fo:font-size="14pt" officeooo:rsid="00127e30" officeooo:paragraph-rsid="00127e30" style:font-size-asian="14pt" style:font-size-complex="14pt"/>
    </style:style>
    <style:style style:name="P7" style:family="paragraph" style:parent-style-name="Standard">
      <style:paragraph-properties fo:text-align="start" style:justify-single-word="false"/>
      <style:text-properties fo:font-size="12pt" officeooo:rsid="00127e30" officeooo:paragraph-rsid="00127e30" style:font-size-asian="10.5pt" style:font-size-complex="12pt"/>
    </style:style>
    <style:style style:name="P8" style:family="paragraph" style:parent-style-name="Standard">
      <style:paragraph-properties fo:text-align="start" style:justify-single-word="false"/>
      <style:text-properties fo:font-size="12pt" officeooo:rsid="0016c22a" officeooo:paragraph-rsid="0016c22a" style:font-size-asian="10.5pt" style:font-size-complex="12pt"/>
    </style:style>
    <style:style style:name="P9" style:family="paragraph" style:parent-style-name="Standard">
      <style:paragraph-properties fo:text-align="start" style:justify-single-word="false"/>
      <style:text-properties fo:font-size="12pt" officeooo:rsid="001a3e1b" officeooo:paragraph-rsid="001a3e1b" style:font-size-asian="10.5pt" style:font-size-complex="12pt"/>
    </style:style>
    <style:style style:name="P10" style:family="paragraph" style:parent-style-name="Standard">
      <style:paragraph-properties fo:text-align="start" style:justify-single-word="false"/>
      <style:text-properties fo:font-size="12pt" officeooo:rsid="001b764d" officeooo:paragraph-rsid="001b764d" style:font-size-asian="10.5pt" style:font-size-complex="12pt"/>
    </style:style>
    <style:style style:name="P11" style:family="paragraph" style:parent-style-name="Standard">
      <style:paragraph-properties fo:text-align="start" style:justify-single-word="false"/>
      <style:text-properties fo:font-size="12pt" officeooo:rsid="00127e30" officeooo:paragraph-rsid="00127e30" style:font-size-asian="12pt" style:font-size-complex="12pt"/>
    </style:style>
    <style:style style:name="P12" style:family="paragraph" style:parent-style-name="Standard">
      <style:paragraph-properties fo:text-align="start" style:justify-single-word="false"/>
      <style:text-properties fo:font-size="12pt" officeooo:rsid="00147872" officeooo:paragraph-rsid="00147872" style:font-size-asian="12pt" style:font-size-complex="12pt"/>
    </style:style>
    <style:style style:name="P13" style:family="paragraph" style:parent-style-name="Standard">
      <style:paragraph-properties fo:text-align="center" style:justify-single-word="false" fo:break-before="page"/>
      <style:text-properties fo:font-size="14pt" officeooo:rsid="00127e30" officeooo:paragraph-rsid="00127e30" style:font-size-asian="12.25pt" style:font-size-complex="14pt"/>
    </style:style>
    <style:style style:name="T1" style:family="text">
      <style:text-properties officeooo:rsid="0017510a"/>
    </style:style>
    <style:style style:name="T2" style:family="text">
      <style:text-properties officeooo:rsid="001b76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1"><text:span text:style-name="T1">RGB </text:span>Led Fader using AVR Assembly.</text:p>
      <text:p text:style-name="P1"/>
      <text:p text:style-name="P1"/>
      <text:p text:style-name="P1"/>
      <text:p text:style-name="P1"/>
      <text:p text:style-name="P1"/>
      <text:p text:style-name="P1"/>
      <text:p text:style-name="P1"/>
      <text:p text:style-name="P1"/>
      <text:p text:style-name="P1">Danh Pham</text:p>
      <text:p text:style-name="P1">Michael Harper</text:p>
      <text:p text:style-name="P5">Samuel Bowker</text:p>
      <text:p text:style-name="P1"/>
      <text:p text:style-name="P1"/>
      <text:p text:style-name="P1"/>
      <text:p text:style-name="P1"/>
      <text:p text:style-name="P4">COSC-2325-001</text:p>
      <text:p text:style-name="P1"/>
      <text:p text:style-name="P1"/>
      <text:p text:style-name="P1"/>
      <text:p text:style-name="P1"/>
      <text:p text:style-name="P1">12/15/2016</text:p>
      <text:p text:style-name="P1"/>
      <text:p text:style-name="P1"/>
      <text:p text:style-name="P1"/>
      <text:p text:style-name="P1"/>
      <text:p text:style-name="P1"/>
      <text:p text:style-name="P1"/>
      <text:p text:style-name="P1"/>
      <text:p text:style-name="P1"/>
      <text:p text:style-name="P13"/>
      <text:p text:style-name="P2">Introduction:</text:p>
      <text:p text:style-name="P1"/>
      <text:p text:style-name="P10">The goal of our project was to create an RGB Led fader using AVR assembly language, which interfaced with multiple buttons.</text:p>
      <text:p text:style-name="P3"/>
      <text:p text:style-name="P2">Micro controller platform details:</text:p>
      <text:p text:style-name="P2"/>
      <text:p text:style-name="P8"><text:tab/>The Arduino Uno has an ATmega328P processor , and runs at <text:s/>a clock speed of 16 Mhz. It has 32 KB of onboard flash memory, 0.5 KB of which is used by the boot loader. It has an operating voltage of 5V, and can supply 20 mA to each of its 14 digital I/O pins.</text:p>
      <text:p text:style-name="P7"/>
      <text:p text:style-name="P7"/>
      <text:p text:style-name="P6">Test device details:</text:p>
      <text:p text:style-name="P6"/>
      <text:p text:style-name="P7"><text:tab/>Our test device consists of an Arduino Uno micro controller, an led, and 2 push-button switches. The led is wired to pin ? and to a ? ohm resistor which is connected to ground. The buttons are connected to pins ? And ?, and they are also connected to ? ohm resistors which connect to ground.</text:p>
      <text:p text:style-name="P7"/>
      <text:p text:style-name="P7"/>
      <text:p text:style-name="P2">Development tools:</text:p>
      <text:p text:style-name="P2"/>
      <text:p text:style-name="P12"><text:tab/>The program was written in AVR assembly. A Makefile was used to build the ELF executable with avr-gcc, and to create and load the .hex file with avrdude.</text:p>
      <text:p text:style-name="P11"/>
      <text:p text:style-name="P2">The experiment:</text:p>
      <text:p text:style-name="P2"/>
      <text:p text:style-name="P10">Our experiment was to get pulse width modulation working to control the brightness of an RGB Led.</text:p>
      <text:p text:style-name="P10">Additionally we received input from six push buttons to vary the brightness of each Led.</text:p>
      <text:p text:style-name="P7"/>
      <text:p text:style-name="P2">Conclusions:</text:p>
      <text:p text:style-name="P2"/>
      <text:p text:style-name="P9">Interfacing with hardware using assembly allows for much more precision in timing and control, <text:span text:style-name="T2">although</text:span> <text:span text:style-name="T2">i</text:span>t is significantly more complex. </text:p>
      <text:p text:style-name="P7"/>
      <text:p text:style-name="P7"/>
      <text:p text:style-name="P2">Project code listing.</text:p>
      <text:p text:style-name="P2"/>
      <text:p text:style-name="P7">src/</text:p>
      <text:p text:style-name="P7">src/Makefile</text:p>
      <text:p text:style-name="P7">src/config.inc</text:p>
      <text:p text:style-name="P7">src/timer.S</text:p>
      <text:p text:style-name="P7">src/include</text:p>
      <text:p text:style-name="P7">src/include/AVRMakeLinux.mak</text:p>
      <text:p text:style-name="P7">src/include/AVRMakeWin.mak</text:p>
      <text:p text:style-name="P7">src/include/AVRMakefile.mak</text:p>
      <text:p text:style-name="P7"><text:soft-page-break/>src/include/AVRSpecialRegs.inc</text:p>
      <text:p text:style-name="P7">src/include/AVRMakeMac.mak</text:p>
      <text:p text:style-name="P7">src/include/AVRBuildRules.mak</text:p>
      <text:p text:style-name="P7">src/aBrightness.S</text:p>
      <text:p text:style-name="P7">src/delay.S</text:p>
      <text:p text:style-name="P7">report/</text:p>
      <text:p text:style-name="P7">report/report.txt</text:p>
      <text:p text:style-name="P7">README.md</text:p>
      <text:p text:style-name="P7">images/</text:p>
      <text:p text:style-name="P7">images/Diagram.png</text:p>
      <text:p text:style-name="P7"/>
      <text:p text:style-name="P2"/>
      <text:p text:style-name="P7"/>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5:55:11.498286994</meta:creation-date>
    <dc:date>2016-12-15T18:15:07.927120573</dc:date>
    <meta:editing-duration>PT14M45S</meta:editing-duration>
    <meta:editing-cycles>3</meta:editing-cycles>
    <meta:generator>LibreOffice/5.1.4.2$Linux_X86_64 LibreOffice_project/10m0$Build-2</meta:generator>
    <meta:document-statistic meta:table-count="0" meta:image-count="0" meta:object-count="0" meta:page-count="3" meta:paragraph-count="38" meta:word-count="260" meta:character-count="1679" meta:non-whitespace-character-count="1452"/>
  </office:meta>
</office:document-meta>
</file>